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o Exhibitions</text:p>
      <text:p text:style-name="Standard"/>
      <text:p text:style-name="Standard"><text:span text:style-name="T1">2013</text:span> <text:s/>Iontas, Castleblayney, Co. Monaghan</text:p>
      <text:p text:style-name="Standard"/>
      <text:p text:style-name="Standard"><text:span text:style-name="T1">2011</text:span> <text:s/>Newwork, Custom House Studios, Westport, Co. Mayo</text:p>
      <text:p text:style-name="Standard"/>
      <text:p text:style-name="Standard"><text:span text:style-name="T1">2008</text:span> <text:s/>Nutopia Nutopia, The Mill Theatre Gallery, Dundrum, Dublin</text:p>
      <text:p text:style-name="Standard"/>
      <text:p text:style-name="Standard"/>
      <text:p text:style-name="P1">Group Exhibitions</text:p>
      <text:p text:style-name="Standard"/>
      <text:p text:style-name="Standard"><text:span text:style-name="T1">2011</text:span> <text:s/>Winter Group Exhibition, Custom House Studios, Westport, Co. Mayo</text:p>
      <text:p text:style-name="Standard"/>
      <text:p text:style-name="Standard"><text:span text:style-name="T1">2009</text:span> <text:s/>Glebe Open Art, Glebe Gallery, Church Hill, Co. Donegal</text:p>
      <text:p text:style-name="Standard"/>
      <text:p text:style-name="Standard"><text:span text:style-name="T1">2007 </text:span><text:s/>Voices in the Wilderness ( in conjunction with annual Famine Walk ), Louisburg, Co. Mayo</text:p>
      <text:p text:style-name="Standard"/>
      <text:p text:style-name="Standard"><text:span text:style-name="T1">2005 </text:span><text:s/>Iontas Small Work Exhibition, Sligo Art Gallery, Co. Sligo</text:p>
      <text:p text:style-name="Standard"/>
      <text:p text:style-name="Standard"><text:span text:style-name="T1">2005</text:span> <text:s/>Silgo IT <text:s/>B.A. Show, Model Arts &amp; Niland, Sligo</text:p>
      <text:p text:style-name="Standard"/>
      <text:p text:style-name="Standard"/>
      <text:p text:style-name="P1">Group Exhibitions with The Hermit Collective</text:p>
      <text:p text:style-name="Standard"/>
      <text:p text:style-name="Standard"><text:span text:style-name="T1">May 2014</text:span> <text:s/>Boyle Library, Co. Roscommon</text:p>
      <text:p text:style-name="Standard"/>
      <text:p text:style-name="Standard"><text:span text:style-name="T1">July 2014</text:span> <text:s/>Charlestown Arts Centre, Charlestown, Co. Mayo</text:p>
      <text:p text:style-name="Standard"/>
      <text:p text:style-name="Standard"><text:span text:style-name="T1">July 2014</text:span> <text:s/>Fringe Festival, Bundoran, Co Donegal</text:p>
      <text:p text:style-name="Standard"/>
      <text:p text:style-name="Standard"><text:span text:style-name="T1">Dec 2014</text:span> <text:s/>King House, Boyle, Co. Roscommon</text:p>
      <text:p text:style-name="Standard"/>
      <text:p text:style-name="Standard"><text:span text:style-name="T1">June 201</text:span>5 <text:s/>Hawkswell Theatre, Slig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G</meta:initial-creator>
    <meta:creation-date>2016-06-14T12:05:46.33</meta:creation-date>
    <meta:generator>OpenOffice.org/3.1$Win32 OpenOffice.org_project/310m11$Build-9399</meta:generator>
    <meta:document-statistic meta:table-count="0" meta:image-count="0" meta:object-count="0" meta:page-count="1" meta:paragraph-count="16" meta:word-count="121" meta:character-count="801"/>
    <dc:date>2016-06-14T12:25:48.64</dc:date>
    <dc:creator>David G</dc:creator>
    <meta:editing-duration>PT00H20M02S</meta:editing-duration>
    <meta:editing-cycles>1</meta:editing-cycles>
  </office:meta>
</office:document-meta>
</file>